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RW Bookman L" svg:font-family="'URW Bookman L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2cm" table:align="center" style:shadow="none"/>
    </style:style>
    <style:style style:name="Table2.A" style:family="table-column">
      <style:table-column-properties style:column-width="0.499cm"/>
    </style:style>
    <style:style style:name="Table2.B" style:family="table-column">
      <style:table-column-properties style:column-width="0.501cm"/>
    </style:style>
    <style:style style:name="Table2.A1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URW Bookman L" fo:font-size="12pt" officeooo:paragraph-rsid="001c40f4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URW Bookman L" fo:font-size="12pt" officeooo:paragraph-rsid="00200f52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URW Bookman L" fo:font-size="12pt" officeooo:paragraph-rsid="001e3b09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variant="small-caps" fo:color="#99bd54" style:font-name="URW Bookman L" fo:font-size="24pt" officeooo:rsid="001b0abd" officeooo:paragraph-rsid="002140cb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variant="small-caps" fo:color="#99bd54" style:font-name="URW Bookman L" fo:font-size="24pt" officeooo:rsid="001b0abd" officeooo:paragraph-rsid="0029e84a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URW Bookman L" fo:font-size="24pt" officeooo:paragraph-rsid="0029e84a" style:font-size-asian="24pt" style:font-size-complex="24pt"/>
    </style:style>
    <style:style style:name="P7" style:family="paragraph">
      <style:paragraph-properties fo:text-align="center"/>
    </style:style>
    <style:style style:name="T1" style:family="text">
      <style:text-properties officeooo:rsid="00286584"/>
    </style:style>
    <style:style style:name="gr1" style:family="graphic">
      <style:graphic-properties draw:stroke="none" svg:stroke-color="#579d1c" draw:fill="solid" draw:fill-color="#94bd5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579d1c" draw:fill="solid" draw:fill-color="#94bd5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aecf00" draw:fill="solid" draw:fill-color="#5c8526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row>
          <table:table-cell table:style-name="Table2.A1" office:value-type="string">
            <text:p text:style-name="P6"><draw:custom-shape text:anchor-type="as-char" svg:y="-0.21cm" draw:z-index="0" draw:style-name="gr1" draw:text-style-name="P7" svg:width="0.401cm" svg:height="0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P6"><draw:custom-shape text:anchor-type="as-char" svg:y="-0.21cm" draw:z-index="1" draw:style-name="gr2" draw:text-style-name="P7" svg:width="0.401cm" svg:height="0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P6"><draw:custom-shape text:anchor-type="as-char" svg:y="-0.21cm" draw:z-index="2" draw:style-name="gr2" draw:text-style-name="P7" svg:width="0.401cm" svg:height="0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P6"><draw:custom-shape text:anchor-type="as-char" svg:y="-0.21cm" draw:z-index="3" draw:style-name="gr2" draw:text-style-name="P7" svg:width="0.401cm" svg:height="0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  <table:table-row>
          <table:table-cell table:style-name="Table2.A1" office:value-type="string">
            <text:p text:style-name="P6"><draw:custom-shape text:anchor-type="as-char" svg:y="-0.21cm" draw:z-index="4" draw:style-name="gr2" draw:text-style-name="P7" svg:width="0.401cm" svg:height="0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P6"><draw:custom-shape text:anchor-type="as-char" svg:y="-0.21cm" draw:z-index="10" draw:style-name="gr3" draw:text-style-name="P7" svg:width="0.401cm" svg:height="0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P6"><draw:custom-shape text:anchor-type="as-char" svg:y="-0.21cm" draw:z-index="11" draw:style-name="gr3" draw:text-style-name="P7" svg:width="0.401cm" svg:height="0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P6"><draw:custom-shape text:anchor-type="as-char" svg:y="-0.21cm" draw:z-index="12" draw:style-name="gr3" draw:text-style-name="P7" svg:width="0.401cm" svg:height="0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  <table:table-row>
          <table:table-cell table:style-name="Table2.A1" office:value-type="string">
            <text:p text:style-name="P6"><draw:custom-shape text:anchor-type="as-char" svg:y="-0.21cm" draw:z-index="5" draw:style-name="gr2" draw:text-style-name="P7" svg:width="0.401cm" svg:height="0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P6"><draw:custom-shape text:anchor-type="as-char" svg:y="-0.21cm" draw:z-index="13" draw:style-name="gr3" draw:text-style-name="P7" svg:width="0.401cm" svg:height="0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P6"><draw:custom-shape text:anchor-type="as-char" svg:y="-0.21cm" draw:z-index="14" draw:style-name="gr3" draw:text-style-name="P7" svg:width="0.401cm" svg:height="0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P6"><draw:custom-shape text:anchor-type="as-char" svg:y="-0.21cm" draw:z-index="15" draw:style-name="gr3" draw:text-style-name="P7" svg:width="0.401cm" svg:height="0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  <table:table-row>
          <table:table-cell table:style-name="Table2.A1" office:value-type="string">
            <text:p text:style-name="P6"><draw:custom-shape text:anchor-type="as-char" svg:y="-0.21cm" draw:z-index="6" draw:style-name="gr2" draw:text-style-name="P7" svg:width="0.401cm" svg:height="0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P6"><draw:custom-shape text:anchor-type="as-char" svg:y="-0.21cm" draw:z-index="7" draw:style-name="gr2" draw:text-style-name="P7" svg:width="0.401cm" svg:height="0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P6"><draw:custom-shape text:anchor-type="as-char" svg:y="-0.21cm" draw:z-index="8" draw:style-name="gr2" draw:text-style-name="P7" svg:width="0.401cm" svg:height="0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P6"><draw:custom-shape text:anchor-type="as-char" svg:y="-0.21cm" draw:z-index="9" draw:style-name="gr2" draw:text-style-name="P7" svg:width="0.401cm" svg:height="0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</table:table>
      <text:p text:style-name="P5">CogSta<text:span text:style-name="T1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RW Bookman L" svg:font-family="'URW Bookman L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001cm" fo:page-height="4.001cm" style:num-format="1" style:print-orientation="portrait" fo:margin-top="0.499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tila Krajcsi</meta:initial-creator>
    <meta:creation-date>2014-06-19T13:21:22.258437172</meta:creation-date>
    <dc:date>2014-06-20T13:20:44.265675542</dc:date>
    <dc:creator>Attila Krajcsi</dc:creator>
    <meta:editing-duration>PT50M18S</meta:editing-duration>
    <meta:editing-cycles>14</meta:editing-cycles>
    <meta:generator>LibreOffice/4.2.5.2$Linux_X86_64 LibreOffice_project/61cb170a04bb1f12e77c884eab9192be736ec5f5</meta:generator>
    <meta:document-statistic meta:table-count="1" meta:image-count="0" meta:object-count="0" meta:page-count="1" meta:paragraph-count="17" meta:word-count="1" meta:character-count="7" meta:non-whitespace-character-count="7"/>
  </office:meta>
</office:document-meta>
</file>